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fo:font-size="10pt" officeooo:rsid="0001ed94" officeooo:paragraph-rsid="0001ed94" style:font-size-asian="10pt" style:font-size-complex="10pt"/>
    </style:style>
    <style:style style:name="P2" style:family="paragraph" style:parent-style-name="Standard">
      <style:text-properties style:font-name="Courier 10 Pitch" fo:font-size="14pt" fo:font-weight="bold" officeooo:rsid="0001ed94" officeooo:paragraph-rsid="0001ed94" style:font-size-asian="14pt" style:font-weight-asian="bold" style:font-size-complex="14pt" style:font-weight-complex="bold"/>
    </style:style>
    <style:style style:name="P3" style:family="paragraph" style:parent-style-name="Standard">
      <style:text-properties officeooo:paragraph-rsid="0001ed94"/>
    </style:style>
    <style:style style:name="P4" style:family="paragraph" style:parent-style-name="Standard">
      <style:paragraph-properties fo:text-align="start" style:justify-single-word="false"/>
      <style:text-properties officeooo:paragraph-rsid="0001ed94"/>
    </style:style>
    <style:style style:name="P5" style:family="paragraph" style:parent-style-name="Standard">
      <style:text-properties style:font-name="Courier 10 Pitch" fo:font-size="10pt" officeooo:rsid="0001ed94" officeooo:paragraph-rsid="0001ed94" style:font-size-asian="10pt" style:font-size-complex="10pt"/>
    </style:style>
    <style:style style:name="T1" style:family="text">
      <style:text-properties style:font-name="Courier 10 Pitch" fo:font-size="10pt" officeooo:rsid="0001ed94" style:font-size-asian="10pt" style:font-size-complex="10pt"/>
    </style:style>
    <style:style style:name="T2" style:family="text">
      <style:text-properties style:font-name="Courier 10 Pitch" fo:font-size="10pt" officeooo:rsid="00037aeb" style:font-size-asian="10pt" style:font-size-complex="10pt"/>
    </style:style>
    <style:style style:name="T3" style:family="text">
      <style:text-properties style:font-name="Courier 10 Pitch" fo:font-size="16pt" fo:font-weight="bold" officeooo:rsid="0001ed94"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037a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NGE LOG: 2<text:span text:style-name="T5">3</text:span>/06/2015 </text:p>
      <text:p text:style-name="P2">CAMBIOS:</text:p>
      <text:p text:style-name="P1"/>
      <text:p text:style-name="P4"><text:span text:style-name="T3">1)</text:span><text:span text:style-name="T1"> Se </text:span><text:span text:style-name="T2">cambiaron los scripts de la base para arreglar los ids y los nombres de las tablas en mayúscula.</text:span></text:p>
      <text:p text:style-name="P1"/>
      <text:p text:style-name="P3"><text:span text:style-name="T3">2)</text:span><text:span text:style-name="T1"> </text:span><text:span text:style-name="T2">Se cambiaron todas las clases para que sigan la nomenclatura estándar de programación, el camel case en los nombres de clases, solo db queda en lower case por un tema de configuración.</text:span></text:p>
      <text:p text:style-name="P1"/>
      <text:p text:style-name="P1"><text:span text:style-name="T4">3)</text:span> <text:span text:style-name="T5">Se creo un script con los inserts de categorías para pruebas.</text:span></text:p>
      <text:p text:style-name="P1"/>
      <text:p text:style-name="P1"><text:span text:style-name="T4">4)</text:span> <text:span text:style-name="T5">Se realizo la consulta de las categorías mostradas en la pantalla principal del FRONT y ya se realizo la lógica de muestra desde la base con datos re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23:55:25.979268589</meta:creation-date>
    <dc:date>2015-06-24T00:00:27.282569654</dc:date>
    <meta:editing-duration>PT13M47S</meta:editing-duration>
    <meta:editing-cycles>2</meta:editing-cycles>
    <meta:generator>LibreOffice/4.3.3.2$Linux_X86_64 LibreOffice_project/430m0$Build-2</meta:generator>
    <meta:document-statistic meta:table-count="0" meta:image-count="0" meta:object-count="0" meta:page-count="1" meta:paragraph-count="6" meta:word-count="98" meta:character-count="541" meta:non-whitespace-character-count="448"/>
  </office:meta>
</office:document-meta>
</file>